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C" style:family="table-column">
      <style:table-column-properties style:column-width="8.5cm" style:rel-column-width="3276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QUETE ERRO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Error</text:p>
      <text:p text:style-name="Standard"/>
      <text:list text:style-name="L1" text:continue-numbering="true">
        <text:list-item>
          <text:p text:style-name="P9">Datos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constructor</text:p>
          </table:table-cell>
          <table:table-cell table:number-columns-spanned="2">
            <table:table table:is-sub-table="true">
              <table:table-column table:style-name="Table3.A"/>
              <table:table-column table:style-name="Table3.C"/>
              <table:table-row>
                <table:table-cell table:style-name="Table3.B2.1.1" office:value-type="string">
                  <text:p text:style-name="P10">message</text:p>
                </table:table-cell>
                <table:table-cell table:style-name="Table3.B2.2.1" office:value-type="string">
                  <text:p text:style-name="P10">Solicitud invalida</text:p>
                </table:table-cell>
              </table:table-row>
              <table:table-row>
                <table:table-cell table:style-name="Table3.B2.1.1" office:value-type="string">
                  <text:p text:style-name="P10">level</text:p>
                </table:table-cell>
                <table:table-cell table:style-name="Table3.B2.2.1" office:value-type="string">
                  <text:p text:style-name="P10">0</text:p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>&lt;error version="0" &gt;</text:p>
      <text:p text:style-name="Standard"><text:tab/>&lt;message level="0"&gt;Solicitud invalida&lt;/message&gt;</text:p>
      <text:p text:style-name="Standard">&lt;/error&gt;</text:p>
      <text:p text:style-name="P7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51:55</meta:creation-date>
    <dc:creator>David Cuadrado</dc:creator>
    <dc:date>2007-02-08T19:53:52</dc:date>
    <dc:language>es-CO</dc:language>
    <meta:editing-cycles>36</meta:editing-cycles>
    <meta:editing-duration>PT22M7S</meta:editing-duration>
    <meta:template xlink:type="simple" xlink:actuate="onRequest" xlink:role="template" xlink:href="../../../../.ooo-2.0/user/template/prueba_unitaria.ott" xlink:title="prueba_unitaria" meta:date="2007-02-07T16:51:54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60" meta:character-count="426"/>
  </office:meta>
</office:document-meta>
</file>